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Number of routes</text:p>
          </table:table-cell>
          <table:table-cell office:value-type="string">
            <text:p>Used Memory(MB)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table:number-columns-repeated="5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.2">
            <text:p>2.2</text:p>
          </table:table-cell>
          <table:table-cell table:number-columns-repeated="5"/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2.5">
            <text:p>2.5</text:p>
          </table:table-cell>
          <table:table-cell table:number-columns-repeated="5"/>
        </table:table-row>
        <table:table-row table:style-name="ro1">
          <table:table-cell office:value-type="float" office:value="4003">
            <text:p>4003</text:p>
          </table:table-cell>
          <table:table-cell office:value-type="float" office:value="2.8">
            <text:p>2.8</text:p>
          </table:table-cell>
          <table:table-cell table:number-columns-repeated="5"/>
        </table:table-row>
        <table:table-row table:style-name="ro1">
          <table:table-cell office:value-type="float" office:value="5003">
            <text:p>5003</text:p>
          </table:table-cell>
          <table:table-cell office:value-type="float" office:value="3.1">
            <text:p>3.1</text:p>
          </table:table-cell>
          <table:table-cell table:number-columns-repeated="5"/>
        </table:table-row>
        <table:table-row table:style-name="ro1">
          <table:table-cell table:number-columns-repeated="6"/>
          <table:table-cell>
            <draw:frame table:end-cell-address="Sheet1.K26" table:end-x="0.6724in" table:end-y="0.1252in" draw:z-index="0" draw:style-name="gr1" svg:width="3.9248in" svg:height="3.1878in" svg:x="0.3039in" svg:y="0.1252in">
              <draw:object draw:notify-on-update-of-ranges="Sheet1.A1:Sheet1.A1 Sheet1.A2:Sheet1.A7 Sheet1.B1:Sheet1.B1 Sheet1.B2:Sheet1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7/05/2010</text:date>, <text:time>12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talina </meta:initial-creator>
    <meta:creation-date>2010-07-05T12:36:25</meta:creation-date>
    <dc:date>2010-07-05T12:58:10</dc:date>
    <dc:creator>catalina </dc:creator>
    <meta:editing-duration>PT00H21M47S</meta:editing-duration>
    <meta:editing-cycles>2</meta:editing-cycles>
    <meta:generator>OpenOffice.org/3.2$Linux OpenOffice.org_project/320m12$Build-9483</meta:generator>
    <meta:document-statistic meta:table-count="3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.5" chart:maximum="3.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7cm" svg:height="8.098cm" xlink:href=".." chart:class="chart:scatter" chart:style-name="ch1">
        <chart:plot-area chart:style-name="ch2" table:cell-range-address="Sheet1.A1:Sheet1.B7" chart:data-source-has-labels="row" svg:x="0.197cm" svg:y="0.161cm" svg:width="9.574cm" svg:height="7.816cm">
          <chart:axis chart:dimension="x" chart:name="primary-x" chart:style-name="ch3">
            <chart:title svg:x="4.119cm" svg:y="7.566cm" chart:style-name="ch4">
              <text:p>Number of rules</text:p>
            </chart:title>
            <chart:grid chart:style-name="ch5" chart:class="major"/>
          </chart:axis>
          <chart:axis chart:dimension="y" chart:name="primary-y" chart:style-name="ch6">
            <chart:title svg:x="0.2cm" svg:y="5.133cm" chart:style-name="ch7">
              <text:p>Used Memory(MB)</text:p>
            </chart:title>
            <chart:grid chart:style-name="ch5" chart:class="major"/>
          </chart:axis>
          <chart:series chart:style-name="ch8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9" chart:values-cell-range-address="" chart:class="chart:scatte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Used Memory(M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Sheet1.A2:Sheet1.A7">3</text:p>
              </table:table-cell>
              <table:table-cell office:value-type="float" office:value="1.7">
                <text:p text:id="Sheet1.B2:Sheet1.B7">1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3">
                <text:p>1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3">
                <text:p>20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3">
                <text:p>300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3">
                <text:p>40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3">
                <text:p>5003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